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Wrapper.getJob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Wrapper.getJ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obWrapper.getTri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Wrapper.JobWrapper( JobDetail detail , Trigger _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